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top="0cm" fo:margin-bottom="0.499cm" loext:contextual-spacing="false" style:line-height-at-least="0.503cm"/>
      <style:text-properties fo:color="#d4d4d4" style:font-name="Droid Sans Mono" fo:font-size="10.5pt" fo:font-weight="normal" fo:background-color="#1e1e1e"/>
    </style:style>
    <style:style style:name="T1" style:family="text">
      <style:text-properties fo:color="#c586c0"/>
    </style:style>
    <style:style style:name="T2" style:family="text">
      <style:text-properties fo:color="#9cdcfe"/>
    </style:style>
    <style:style style:name="T3" style:family="text">
      <style:text-properties fo:color="#ce9178"/>
    </style:style>
    <style:style style:name="T4" style:family="text">
      <style:text-properties fo:color="#dcdcaa"/>
    </style:style>
    <style:style style:name="T5" style:family="text">
      <style:text-properties fo:color="#569cd6"/>
    </style:style>
    <style:style style:name="T6" style:family="text">
      <style:text-properties fo:color="#4ec9b0"/>
    </style:style>
    <style:style style:name="T7" style:family="text">
      <style:text-properties fo:color="#8080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mport</text:span> { <text:span text:style-name="T2">Component</text:span>, <text:span text:style-name="T2">OnInit</text:span> } <text:span text:style-name="T1">from</text:span> <text:span text:style-name="T3">'@angular/core'</text:span>;</text:p>
      <text:p text:style-name="P1"><text:span text:style-name="T1">import</text:span> { <text:span text:style-name="T2">HttpClient</text:span>, <text:span text:style-name="T2">HttpErrorResponse</text:span> } <text:span text:style-name="T1">from</text:span> <text:span text:style-name="T3">'@angular/common/http'</text:span>;</text:p>
      <text:p text:style-name="P1"><text:span text:style-name="T1">import</text:span> { <text:span text:style-name="T2">IOfficers</text:span> } <text:span text:style-name="T1">from</text:span> <text:span text:style-name="T3">'../officers'</text:span>;</text:p>
      <text:p text:style-name="P1"><text:span text:style-name="T1">import</text:span> {<text:span text:style-name="T2">Observable</text:span>} <text:span text:style-name="T1">from</text:span> <text:span text:style-name="T3">'rxjs'</text:span>;</text:p>
      <text:p text:style-name="P3"/>
      <text:p text:style-name="P1">@<text:span text:style-name="T4">Component</text:span>({</text:p>
      <text:p text:style-name="P1"><text:span text:style-name="T2">selector:</text:span> <text:span text:style-name="T3">'app-post'</text:span>,</text:p>
      <text:p text:style-name="P1"><text:span text:style-name="T2">templateUrl:</text:span> <text:span text:style-name="T3">'./post.component.html'</text:span>,</text:p>
      <text:p text:style-name="P1"><text:span text:style-name="T2">styleUrls:</text:span> [<text:span text:style-name="T3">'./post.component.css'</text:span>]</text:p>
      <text:p text:style-name="P1">})</text:p>
      <text:p text:style-name="P1"><text:span text:style-name="T1">export</text:span> <text:span text:style-name="T5">class</text:span> <text:span text:style-name="T6">PostComponent</text:span> <text:span text:style-name="T5">implements</text:span> <text:span text:style-name="T6">OnInit</text:span> {</text:p>
      <text:p text:style-name="P3"/>
      <text:p text:style-name="P1"><text:span text:style-name="T5">constructor</text:span>(<text:span text:style-name="T5">private</text:span> <text:span text:style-name="T2">http</text:span>: <text:span text:style-name="T6">HttpClient</text:span>) { }</text:p>
      <text:p text:style-name="P3"/>
      <text:p text:style-name="P1"><text:span text:style-name="T4">ngOnInit</text:span>() {</text:p>
      <text:p text:style-name="P2">//this.request();</text:p>
      <text:p text:style-name="P1"><text:span text:style-name="T5">this</text:span>.<text:span text:style-name="T2">http</text:span>.<text:span text:style-name="T4">get</text:span>&lt;<text:span text:style-name="T6">IOfficers</text:span>&gt;(<text:span text:style-name="T3">'http://192.168.1.82:8080/get/data'</text:span>).<text:span text:style-name="T4">subscribe</text:span>(<text:span text:style-name="T2">data</text:span> <text:span text:style-name="T5">=&gt;</text:span> {</text:p>
      <text:p text:style-name="P1"><text:span text:style-name="T6">console</text:span>.<text:span text:style-name="T4">log</text:span>(<text:span text:style-name="T3">"User Login: "</text:span> + <text:span text:style-name="T2">data</text:span>.<text:span text:style-name="T2">id</text:span>);</text:p>
      <text:p text:style-name="P1"><text:span text:style-name="T6">console</text:span>.<text:span text:style-name="T4">log</text:span>(<text:span text:style-name="T3">"Bio: "</text:span> + <text:span text:style-name="T2">data</text:span>.<text:span text:style-name="T2">email</text:span>);</text:p>
      <text:p text:style-name="P1"><text:span text:style-name="T6">console</text:span>.<text:span text:style-name="T4">log</text:span>(<text:span text:style-name="T3">"Company: "</text:span> + <text:span text:style-name="T2">data</text:span>.<text:span text:style-name="T2">passWord</text:span>);</text:p>
      <text:p text:style-name="P1">},</text:p>
      <text:p text:style-name="P1">(<text:span text:style-name="T2">err</text:span>: <text:span text:style-name="T6">HttpErrorResponse</text:span>) <text:span text:style-name="T5">=&gt;</text:span> {</text:p>
      <text:p text:style-name="P1"><text:span text:style-name="T1">if</text:span> (<text:span text:style-name="T2">err</text:span>.<text:span text:style-name="T2">error</text:span> <text:span text:style-name="T5">instanceof</text:span> <text:span text:style-name="T6">Error</text:span>) {</text:p>
      <text:p text:style-name="P1"><text:span text:style-name="T6">console</text:span>.<text:span text:style-name="T4">log</text:span>(<text:span text:style-name="T3">"Client-side error occured."</text:span>);</text:p>
      <text:p text:style-name="P1">} <text:span text:style-name="T1">else</text:span> {</text:p>
      <text:p text:style-name="P1"><text:span text:style-name="T6">console</text:span>.<text:span text:style-name="T4">log</text:span>(<text:span text:style-name="T3">"Server-side error occured."</text:span>);</text:p>
      <text:p text:style-name="P1">}</text:p>
      <text:p text:style-name="P1">}</text:p>
      <text:p text:style-name="P1">);</text:p>
      <text:p text:style-name="P1">}</text:p>
      <text:p text:style-name="P1">}</text:p>
      <text:p text:style-name="P3"/>
      <text:p text:style-name="P2">/*</text:p>
      <text:p text:style-name="P2">public request() {</text:p>
      <text:p text:style-name="P2">this.http.get('/assets/data/sri.txt', { responseType: 'text' })</text:p>
      <text:p text:style-name="P2">.subscribe(data =&gt; {</text:p>
      <text:p text:style-name="P2">console.log(data);</text:p>
      <text:p text:style-name="P2">});</text:p>
      <text:p text:style-name="P2">}}*/</text:p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import</text:span> { <text:span text:style-name="T2">Component</text:span>, <text:span text:style-name="T2">OnInit</text:span> } <text:span text:style-name="T1">from</text:span> <text:span text:style-name="T3">'@angular/core'</text:span>;</text:p>
      <text:p text:style-name="P1"><text:span text:style-name="T1">import</text:span> { <text:span text:style-name="T2">OfficersService</text:span> } <text:span text:style-name="T1">from</text:span> <text:span text:style-name="T3">'./../officers.service'</text:span>;</text:p>
      <text:p text:style-name="P3"/>
      <text:p text:style-name="P1">@<text:span text:style-name="T4">Component</text:span>({</text:p>
      <text:p text:style-name="P1"><text:span text:style-name="T2">selector:</text:span> <text:span text:style-name="T3">'app-dashboard'</text:span>,</text:p>
      <text:p text:style-name="P1"><text:span text:style-name="T2">templateUrl:</text:span> <text:span text:style-name="T3">'./dashboard.component.html'</text:span>,</text:p>
      <text:p text:style-name="P1"><text:span text:style-name="T2">styleUrls:</text:span> [<text:span text:style-name="T3">'./dashboard.component.css'</text:span>]</text:p>
      <text:p text:style-name="P1"><text:soft-page-break/>})</text:p>
      <text:p text:style-name="P1"><text:span text:style-name="T1">export</text:span> <text:span text:style-name="T5">class</text:span> <text:span text:style-name="T6">DashboardComponent</text:span> <text:span text:style-name="T5">implements</text:span> <text:span text:style-name="T6">OnInit</text:span> {</text:p>
      <text:p text:style-name="P1"><text:span text:style-name="T5">public</text:span> <text:span text:style-name="T2">officers</text:span> = [];</text:p>
      <text:p text:style-name="P3"/>
      <text:p text:style-name="P1"><text:span text:style-name="T5">constructor</text:span>(<text:span text:style-name="T5">private</text:span> <text:span text:style-name="T2">OfficersService</text:span>: <text:span text:style-name="T6">OfficersService</text:span>) { }</text:p>
      <text:p text:style-name="P3"/>
      <text:p text:style-name="P1"><text:span text:style-name="T4">ngOnInit</text:span>() {</text:p>
      <text:p text:style-name="P1"><text:span text:style-name="T5">this</text:span>.<text:span text:style-name="T2">OfficersService</text:span>.<text:span text:style-name="T4">getOfficers</text:span>()</text:p>
      <text:p text:style-name="P1">.<text:span text:style-name="T4">subscribe</text:span>(<text:span text:style-name="T2">data</text:span> <text:span text:style-name="T5">=&gt;</text:span> <text:span text:style-name="T5">this</text:span>.<text:span text:style-name="T2">officers</text:span> = <text:span text:style-name="T2">data</text:span>);</text:p>
      <text:p text:style-name="P1">}</text:p>
      <text:p text:style-name="P3"/>
      <text:p text:style-name="P1">}</text:p>
      <text:p text:style-name="Standard"/>
      <text:p text:style-name="Standard"/>
      <text:p text:style-name="Standard"/>
      <text:p text:style-name="Standard"/>
      <text:p text:style-name="Standard"/>
      <text:p text:style-name="P1"><text:span text:style-name="T1">import</text:span> { <text:span text:style-name="T2">Injectable</text:span> } <text:span text:style-name="T1">from</text:span> <text:span text:style-name="T3">'@angular/core'</text:span>;</text:p>
      <text:p text:style-name="P1"><text:span text:style-name="T1">import</text:span> { <text:span text:style-name="T2">HttpClient</text:span> } <text:span text:style-name="T1">from</text:span> <text:span text:style-name="T3">'@angular/common/http'</text:span>;</text:p>
      <text:p text:style-name="P1"><text:span text:style-name="T1">import</text:span> { <text:span text:style-name="T2">IOfficers</text:span> } <text:span text:style-name="T1">from</text:span> <text:span text:style-name="T3">'./officers'</text:span>;</text:p>
      <text:p text:style-name="P1"><text:span text:style-name="T1">import</text:span> {<text:span text:style-name="T2">Observable</text:span>} <text:span text:style-name="T1">from</text:span> <text:span text:style-name="T3">'rxjs'</text:span>;</text:p>
      <text:p text:style-name="P3"/>
      <text:p text:style-name="P1">@<text:span text:style-name="T4">Injectable</text:span>()</text:p>
      <text:p text:style-name="P1"><text:span text:style-name="T1">export</text:span> <text:span text:style-name="T5">class</text:span> <text:span text:style-name="T6">OfficersService</text:span> {</text:p>
      <text:p text:style-name="P3"/>
      <text:p text:style-name="P1"><text:span text:style-name="T5">private</text:span> <text:span text:style-name="T2">url</text:span>: <text:span text:style-name="T6">string</text:span> = <text:span text:style-name="T3">"/assets/data/officers.json"</text:span>;</text:p>
      <text:p text:style-name="P3"/>
      <text:p text:style-name="P1"><text:span text:style-name="T5">constructor</text:span>(<text:span text:style-name="T5">private</text:span> <text:span text:style-name="T2">http</text:span>:<text:span text:style-name="T6">HttpClient</text:span>) { }</text:p>
      <text:p text:style-name="P3"/>
      <text:p text:style-name="P1"><text:span text:style-name="T4">getOfficers</text:span>(): <text:span text:style-name="T6">Observable</text:span>&lt;<text:span text:style-name="T6">IOfficers</text:span>[]&gt;{</text:p>
      <text:p text:style-name="P1"><text:span text:style-name="T1">return</text:span> <text:span text:style-name="T5">this</text:span>.<text:span text:style-name="T2">http</text:span>.<text:span text:style-name="T4">get</text:span>&lt;<text:span text:style-name="T6">IOfficers</text:span>[]&gt;(<text:span text:style-name="T5">this</text:span>.<text:span text:style-name="T2">url</text:span>)</text:p>
      <text:p text:style-name="P1">}</text:p>
      <text:p text:style-name="P4">}</text:p>
      <text:p text:style-name="P1"/>
      <text:p text:style-name="Standard"/>
      <text:p text:style-name="Standard"/>
      <text:p text:style-name="P1"><text:span text:style-name="T7">&lt;</text:span><text:span text:style-name="T5">button</text:span> <text:span text:style-name="T2">style:float</text:span>=<text:span text:style-name="T3">right;</text:span> <text:span text:style-name="T2">[routerLink]</text:span>=<text:span text:style-name="T3">"['/login']"</text:span> <text:span text:style-name="T2">class</text:span>=<text:span text:style-name="T3">"btn btn-primary"</text:span><text:span text:style-name="T7">&gt;</text:span>Admin<text:span text:style-name="T7">&lt;/</text:span><text:span text:style-name="T5">button</text:span><text:span text:style-name="T7">&gt;</text:span></text:p>
      <text:p text:style-name="P3"/>
      <text:p text:style-name="P1"><text:span text:style-name="T7">&lt;</text:span><text:span text:style-name="T5">h4</text:span><text:span text:style-name="T7">&gt;</text:span>Traffic Control System Officers Details<text:span text:style-name="T7">&lt;/</text:span><text:span text:style-name="T5">h4</text:span><text:span text:style-name="T7">&gt;</text:span></text:p>
      <text:p text:style-name="P1"><text:span text:style-name="T7">&lt;</text:span><text:span text:style-name="T5">table</text:span><text:span text:style-name="T7">&gt;</text:span></text:p>
      <text:p text:style-name="P1"><text:span text:style-name="T7">&lt;</text:span><text:span text:style-name="T5">tr</text:span><text:span text:style-name="T7">&gt;</text:span></text:p>
      <text:p text:style-name="P1"><text:span text:style-name="T7">&lt;</text:span><text:span text:style-name="T5">th</text:span><text:span text:style-name="T7">&gt;</text:span>Id<text:span text:style-name="T7">&lt;/</text:span><text:span text:style-name="T5">th</text:span><text:span text:style-name="T7">&gt;</text:span></text:p>
      <text:p text:style-name="P1"><text:span text:style-name="T7">&lt;</text:span><text:span text:style-name="T5">th</text:span><text:span text:style-name="T7">&gt;</text:span>Name<text:span text:style-name="T7">&lt;/</text:span><text:span text:style-name="T5">th</text:span><text:span text:style-name="T7">&gt;</text:span></text:p>
      <text:p text:style-name="P1"><text:span text:style-name="T7">&lt;</text:span><text:span text:style-name="T5">th</text:span><text:span text:style-name="T7">&gt;</text:span>Contact Number<text:span text:style-name="T7">&lt;/</text:span><text:span text:style-name="T5">th</text:span><text:span text:style-name="T7">&gt;</text:span></text:p>
      <text:p text:style-name="P1"><text:span text:style-name="T7">&lt;/</text:span><text:span text:style-name="T5">tr</text:span><text:span text:style-name="T7">&gt;</text:span></text:p>
      <text:p text:style-name="P1"><text:span text:style-name="T7">&lt;</text:span><text:span text:style-name="T5">tr</text:span> <text:span text:style-name="T2">*ngFor</text:span>=<text:span text:style-name="T3">"let officer of officers"</text:span><text:span text:style-name="T7">&gt;</text:span></text:p>
      <text:p text:style-name="P1"><text:span text:style-name="T7">&lt;</text:span><text:span text:style-name="T5">td</text:span><text:span text:style-name="T7">&gt;</text:span>{{officer.sno}}<text:span text:style-name="T7">&lt;/</text:span><text:span text:style-name="T5">td</text:span><text:span text:style-name="T7">&gt;</text:span></text:p>
      <text:p text:style-name="P1"><text:span text:style-name="T7">&lt;</text:span><text:span text:style-name="T5">td</text:span><text:span text:style-name="T7">&gt;</text:span>{{officer.name}}<text:span text:style-name="T7">&lt;/</text:span><text:span text:style-name="T5">td</text:span><text:span text:style-name="T7">&gt;</text:span></text:p>
      <text:p text:style-name="P1"><text:span text:style-name="T7">&lt;</text:span><text:span text:style-name="T5">td</text:span><text:span text:style-name="T7">&gt;</text:span>{{officer.contact}}<text:span text:style-name="T7">&lt;/</text:span><text:span text:style-name="T5">td</text:span><text:span text:style-name="T7">&gt;</text:span></text:p>
      <text:p text:style-name="P1"><text:soft-page-break/><text:span text:style-name="T7">&lt;/</text:span><text:span text:style-name="T5">tr</text:span><text:span text:style-name="T7">&gt;</text:span></text:p>
      <text:p text:style-name="P1"><text:span text:style-name="T7">&lt;/</text:span><text:span text:style-name="T5">table</text:span><text:span text:style-name="T7">&gt;</text:span></text:p>
      <text:p text:style-name="P4"><text:lin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8:45:12.319186585</meta:creation-date>
    <dc:date>2019-07-10T18:46:48.990270924</dc:date>
    <meta:editing-duration>PT1M37S</meta:editing-duration>
    <meta:editing-cycles>1</meta:editing-cycles>
    <meta:document-statistic meta:table-count="0" meta:image-count="0" meta:object-count="0" meta:page-count="3" meta:paragraph-count="77" meta:word-count="216" meta:character-count="2056" meta:non-whitespace-character-count="1915"/>
    <meta:generator>LibreOffice/6.0.7.3$Linux_X86_64 LibreOffice_project/00m0$Build-3</meta:generator>
  </office:meta>
</office:document-meta>
</file>